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text-position="0% 100%"/>
    </style:style>
    <style:style style:name="P4" style:family="paragraph" style:parent-style-name="Standard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sub 58%"/>
    </style:style>
    <style:style style:name="T3" style:family="text">
      <style:text-properties officeooo:rsid="001215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lving Linear Recurrence Relations</text:p>
      <text:p text:style-name="Standard"/>
      <text:p text:style-name="P1">When is a recurrence relation linear?</text:p>
      <text:p text:style-name="Standard">It is linear if the preceding terms with which it is described <text:span text:style-name="T3">are </text:span>raised to the power of one at most.</text:p>
      <text:p text:style-name="Standard"/>
      <text:p text:style-name="P1">When is a recurrence relation homogeneous?</text:p>
      <text:p text:style-name="Standard">If all terms of the relation is a factor of some a<text:span text:style-name="T2">i</text:span><text:span text:style-name="T1">.</text:span></text:p>
      <text:p text:style-name="P3"/>
      <text:p text:style-name="P1">What does the order of a recurrence relation signify?</text:p>
      <text:p text:style-name="Standard">The number of preceding terms used to describe a<text:span text:style-name="T2">n</text:span><text:span text:style-name="T1">.</text:span></text:p>
      <text:p text:style-name="P3"/>
      <text:p text:style-name="P4"><text:a xlink:type="simple" xlink:href="../Linear%20homogeneous%20recurrence%20relations.odt">Homogeneous recurrence relations</text:a></text:p>
      <text:p text:style-name="P4"><text:a xlink:type="simple" xlink:href="../Linear%20non-homogeneous%20recurrence%20relations.odt">Non-homogeneous recurrence relation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8-05T12:59:13</meta:creation-date>
    <dc:date>2012-11-05T09:29:29</dc:date>
    <dc:creator>Kempa </dc:creator>
    <meta:editing-duration>PT14H21M15S</meta:editing-duration>
    <meta:editing-cycles>34</meta:editing-cycles>
    <meta:generator>LibreOffice/3.6$Linux_x86 LibreOffice_project/360m1$Build-2</meta:generator>
    <meta:document-statistic meta:table-count="0" meta:image-count="0" meta:object-count="0" meta:page-count="1" meta:paragraph-count="9" meta:word-count="73" meta:character-count="439" meta:non-whitespace-character-count="375"/>
  </office:meta>
</office:document-meta>
</file>